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59a" officeooo:paragraph-rsid="0015359a"/>
    </style:style>
    <style:style style:name="P2" style:family="paragraph" style:parent-style-name="Standard">
      <style:text-properties officeooo:rsid="00170f5b" officeooo:paragraph-rsid="00170f5b"/>
    </style:style>
    <style:style style:name="P3" style:family="paragraph" style:parent-style-name="Standard">
      <style:text-properties officeooo:rsid="001a21c9" officeooo:paragraph-rsid="001a21c9"/>
    </style:style>
    <style:style style:name="P4" style:family="paragraph" style:parent-style-name="Standard">
      <style:text-properties officeooo:rsid="001be821" officeooo:paragraph-rsid="001be821"/>
    </style:style>
    <style:style style:name="P5" style:family="paragraph" style:parent-style-name="Standard">
      <style:text-properties officeooo:rsid="001ce3b6" officeooo:paragraph-rsid="001ce3b6"/>
    </style:style>
    <style:style style:name="P6" style:family="paragraph" style:parent-style-name="Standard">
      <style:text-properties fo:font-size="20pt" fo:font-weight="bold" officeooo:rsid="0015359a" officeooo:paragraph-rsid="0015359a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1pt" fo:font-weight="bold" officeooo:rsid="0015359a" officeooo:paragraph-rsid="0015359a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font-size="14pt" officeooo:rsid="0015359a" officeooo:paragraph-rsid="0015359a" style:font-size-asian="14pt" style:font-size-complex="14pt"/>
    </style:style>
    <style:style style:name="P9" style:family="paragraph" style:parent-style-name="Standard">
      <style:text-properties fo:font-size="15pt" officeooo:rsid="001e2e37" officeooo:paragraph-rsid="001e2e37" style:font-size-asian="15pt" style:font-size-complex="15pt"/>
    </style:style>
    <style:style style:name="P10" style:family="paragraph" style:parent-style-name="Standard" style:list-style-name="L1">
      <style:text-properties officeooo:rsid="001e2e37" officeooo:paragraph-rsid="001e2e37"/>
    </style:style>
    <style:style style:name="P11" style:family="paragraph" style:parent-style-name="Standard" style:list-style-name="L2">
      <style:text-properties officeooo:rsid="001e2e37" officeooo:paragraph-rsid="001e2e37"/>
    </style:style>
    <style:style style:name="P12" style:family="paragraph" style:parent-style-name="Standard" style:list-style-name="L5">
      <style:text-properties officeooo:rsid="001e2e37" officeooo:paragraph-rsid="0025873e"/>
    </style:style>
    <style:style style:name="P13" style:family="paragraph" style:parent-style-name="Standard" style:list-style-name="L1">
      <style:text-properties officeooo:rsid="00170f5b" officeooo:paragraph-rsid="001fc874"/>
    </style:style>
    <style:style style:name="P14" style:family="paragraph" style:parent-style-name="Standard" style:list-style-name="L3">
      <style:text-properties officeooo:rsid="00170f5b" officeooo:paragraph-rsid="001fc874"/>
    </style:style>
    <style:style style:name="P15" style:family="paragraph" style:parent-style-name="Standard">
      <style:text-properties officeooo:rsid="00170f5b" officeooo:paragraph-rsid="00170f5b"/>
    </style:style>
    <style:style style:name="P16" style:family="paragraph" style:parent-style-name="Standard" style:list-style-name="L3">
      <style:text-properties officeooo:rsid="001fc874" officeooo:paragraph-rsid="001fc874"/>
    </style:style>
    <style:style style:name="P17" style:family="paragraph" style:parent-style-name="Standard" style:list-style-name="L4">
      <style:text-properties officeooo:rsid="001fc874" officeooo:paragraph-rsid="00234741"/>
    </style:style>
    <style:style style:name="P18" style:family="paragraph" style:parent-style-name="Standard" style:list-style-name="L4">
      <style:text-properties officeooo:rsid="00215ae9" officeooo:paragraph-rsid="00215ae9"/>
    </style:style>
    <style:style style:name="P19" style:family="paragraph" style:parent-style-name="Standard" style:list-style-name="L5">
      <style:text-properties officeooo:rsid="00215ae9" officeooo:paragraph-rsid="0024d577"/>
    </style:style>
    <style:style style:name="P20" style:family="paragraph" style:parent-style-name="Standard" style:list-style-name="L4">
      <style:text-properties officeooo:rsid="001a21c9" officeooo:paragraph-rsid="00234741"/>
    </style:style>
    <style:style style:name="P21" style:family="paragraph" style:parent-style-name="Standard" style:list-style-name="L5">
      <style:text-properties officeooo:rsid="001ce3b6" officeooo:paragraph-rsid="0025873e"/>
    </style:style>
    <style:style style:name="P22" style:family="paragraph" style:parent-style-name="Standard" style:list-style-name="L6">
      <style:text-properties officeooo:rsid="001ce3b6" officeooo:paragraph-rsid="001ce3b6"/>
    </style:style>
    <style:style style:name="P23" style:family="paragraph" style:parent-style-name="Standard">
      <style:text-properties officeooo:rsid="001ce3b6" officeooo:paragraph-rsid="001ce3b6"/>
    </style:style>
    <style:style style:name="P24" style:family="paragraph" style:parent-style-name="Standard">
      <style:text-properties fo:font-size="13pt" officeooo:rsid="00170f5b" officeooo:paragraph-rsid="00170f5b" style:font-size-asian="13pt" style:font-size-complex="13pt"/>
    </style:style>
    <style:style style:name="P25" style:family="paragraph" style:parent-style-name="Standard">
      <style:text-properties fo:font-size="13pt" officeooo:rsid="001ce3b6" officeooo:paragraph-rsid="001ce3b6" style:font-size-asian="13pt" style:font-size-complex="13pt"/>
    </style:style>
    <style:style style:name="P26" style:family="paragraph" style:parent-style-name="Standard">
      <style:text-properties officeooo:rsid="002a4f32" officeooo:paragraph-rsid="002a4f32"/>
    </style:style>
    <style:style style:name="P27" style:family="paragraph" style:parent-style-name="Standard" style:list-style-name="L7">
      <style:text-properties officeooo:rsid="002a4f32" officeooo:paragraph-rsid="002a4f32"/>
    </style:style>
    <style:style style:name="P28" style:family="paragraph" style:parent-style-name="Standard" style:list-style-name="L7">
      <style:text-properties officeooo:rsid="002a4f32" officeooo:paragraph-rsid="002c8b60"/>
    </style:style>
    <style:style style:name="P29" style:family="paragraph" style:parent-style-name="Standard" style:list-style-name="L7">
      <style:text-properties fo:font-style="normal" officeooo:rsid="002a4f32" officeooo:paragraph-rsid="002a4f32" style:font-style-asian="normal" style:font-style-complex="normal"/>
    </style:style>
    <style:style style:name="P30" style:family="paragraph" style:parent-style-name="Standard">
      <style:text-properties fo:font-size="14pt" officeooo:rsid="002e459d" officeooo:paragraph-rsid="002e459d" style:font-size-asian="14pt" style:font-size-complex="14pt"/>
    </style:style>
    <style:style style:name="T1" style:family="text">
      <style:text-properties officeooo:rsid="001ce3b6"/>
    </style:style>
    <style:style style:name="T2" style:family="text">
      <style:text-properties officeooo:rsid="001e2e37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fc874"/>
    </style:style>
    <style:style style:name="T5" style:family="text">
      <style:text-properties officeooo:rsid="00215ae9"/>
    </style:style>
    <style:style style:name="T6" style:family="text">
      <style:text-properties officeooo:rsid="00234741"/>
    </style:style>
    <style:style style:name="T7" style:family="text">
      <style:text-properties officeooo:rsid="0024d577"/>
    </style:style>
    <style:style style:name="T8" style:family="text">
      <style:text-properties officeooo:rsid="0025873e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a9e6f" style:font-style-asian="italic" style:font-style-complex="italic"/>
    </style:style>
    <style:style style:name="T12" style:family="text">
      <style:text-properties fo:font-style="normal" officeooo:rsid="002c8b60" style:font-style-asian="normal" style:font-style-complex="normal"/>
    </style:style>
    <style:style style:name="T13" style:family="text">
      <style:text-properties officeooo:rsid="002a9e6f"/>
    </style:style>
    <style:style style:name="T14" style:family="text">
      <style:text-properties officeooo:rsid="002c8b60"/>
    </style:style>
    <style:style style:name="T15" style:family="text">
      <style:text-properties officeooo:rsid="002e45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zkoła językowa</text:p>
      <text:p text:style-name="P7"/>
      <text:p text:style-name="P8">Autorzy: <text:span text:style-name="T3">Piotr Szachewicz, Tomasz Słojewski</text:span></text:p>
      <text:p text:style-name="P1"/>
      <text:p text:style-name="P2">Program symulujący <text:span text:style-name="T2">strukturę </text:span>szkoł<text:span text:style-name="T2">y</text:span> językow<text:span text:style-name="T2">ej</text:span>.</text:p>
      <text:p text:style-name="P2"/>
      <text:p text:style-name="P9">Składowe projektu:</text:p>
      <text:p text:style-name="P2"><text:span text:style-name="T9"/></text:p>
      <text:p text:style-name="P24">klasa Human:</text:p>
      <text:list xml:id="list3041347331" text:style-name="L1">
        <text:list-item>
          <text:p text:style-name="P10">zawiera informacje o jednym człowieku</text:p>
        </text:list-item>
        <text:list-item>
          <text:p text:style-name="P13">zawiera <text:s/><text:span text:style-name="T2">takie dane jak </text:span>imię, nazwisko oraz PESEL</text:p>
        </text:list-item>
        <text:list-item>
          <text:p text:style-name="P13"><text:span text:style-name="T4">zawiera </text:span>metody</text:p>
          <text:list>
            <text:list-item>
              <text:p text:style-name="P13">ustawiające, zwracające oraz wypisujące <text:span text:style-name="T4">dane zawarte w obiektach klasy Human</text:span></text:p>
            </text:list-item>
          </text:list>
        </text:list-item>
      </text:list>
      <text:p text:style-name="P2"/>
      <text:p text:style-name="P24">klasa Student:</text:p>
      <text:list xml:id="list4139343151" text:style-name="L2">
        <text:list-item>
          <text:p text:style-name="P11">zawiera informacj<text:span text:style-name="T5">e</text:span> o <text:span text:style-name="T4">jednym studencie</text:span></text:p>
        </text:list-item>
      </text:list>
      <text:list xml:id="list489844206" text:style-name="L3">
        <text:list-item>
          <text:p text:style-name="P14">zawiera IQ</text:p>
        </text:list-item>
        <text:list-item>
          <text:p text:style-name="P14"><text:span text:style-name="T4">zawiera </text:span>metody</text:p>
          <text:list>
            <text:list-item>
              <text:p text:style-name="P14">ustawi<text:span text:style-name="T4">ające</text:span> dane Studenta</text:p>
            </text:list-item>
            <text:list-item>
              <text:p text:style-name="P14">zwr<text:span text:style-name="T4">a</text:span>c<text:span text:style-name="T4">ające</text:span> IQ</text:p>
            </text:list-item>
            <text:list-item>
              <text:p text:style-name="P14">zwiększ<text:span text:style-name="T4">ające</text:span> IQ</text:p>
            </text:list-item>
            <text:list-item>
              <text:p text:style-name="P14">wypis<text:span text:style-name="T4">ujące</text:span> dane studenta</text:p>
            </text:list-item>
          </text:list>
        </text:list-item>
        <text:list-item>
          <text:p text:style-name="P16">klasa ta dziedziczy po klasie Human</text:p>
        </text:list-item>
      </text:list>
      <text:p text:style-name="P2"/>
      <text:p text:style-name="P24">klasa Teacher:</text:p>
      <text:list xml:id="list3517483780" text:style-name="L4">
        <text:list-item>
          <text:p text:style-name="P18">zawiera informacje o jednym nauczycielu</text:p>
        </text:list-item>
        <text:list-item>
          <text:p text:style-name="P20">zawiera stopień naukowy, wiek</text:p>
        </text:list-item>
        <text:list-item>
          <text:p text:style-name="P20"><text:span text:style-name="T6">zawiera </text:span>metody</text:p>
          <text:list>
            <text:list-item>
              <text:p text:style-name="P20">ustawi<text:span text:style-name="T6">ające </text:span>dane nauczyciela</text:p>
            </text:list-item>
            <text:list-item>
              <text:p text:style-name="P20">zwr<text:span text:style-name="T6">acające </text:span>dane nauczyciela</text:p>
            </text:list-item>
            <text:list-item>
              <text:p text:style-name="P20">wypis<text:span text:style-name="T6">ujące</text:span> dane nauczyciela</text:p>
            </text:list-item>
          </text:list>
        </text:list-item>
        <text:list-item>
          <text:p text:style-name="P17">klasa ta dziedziczy po klasie Human</text:p>
        </text:list-item>
      </text:list>
      <text:p text:style-name="P3"/>
      <text:p text:style-name="P25">klasa Subject:</text:p>
      <text:list xml:id="list3924731007" text:style-name="L5">
        <text:list-item>
          <text:p text:style-name="P19">zawiera informacje o jednym <text:span text:style-name="T7">przedmiocie szkolnym</text:span></text:p>
        </text:list-item>
        <text:list-item>
          <text:p text:style-name="P21">zawiera język, zbiór studentów, nauczyciela, liczność zbioru studentów</text:p>
        </text:list-item>
        <text:list-item>
          <text:p text:style-name="P21"><text:span text:style-name="T8">zawiera </text:span>metody</text:p>
          <text:list>
            <text:list-item>
              <text:p text:style-name="P21">ustawi<text:span text:style-name="T8">ające</text:span> język <text:span text:style-name="T2">lub</text:span> nauczyciela</text:p>
            </text:list-item>
            <text:list-item>
              <text:p text:style-name="P12">dodające studenta do zbioru</text:p>
            </text:list-item>
            <text:list-item>
              <text:p text:style-name="P12">zwiększające IQ wszystkich studentów o 1</text:p>
            </text:list-item>
            <text:list-item>
              <text:p text:style-name="P12">wypisujące język, informacje o studentach, informacje o nauczycielu lub liczbę studentów</text:p>
            </text:list-item>
          </text:list>
        </text:list-item>
      </text:list>
      <text:p text:style-name="P3"/>
      <text:p text:style-name="P4">projekt w folderze <text:span text:style-name="T1">zawiera 12 testów jednostkowych klasy Student</text:span></text:p>
      <text:p text:style-name="P4"/>
      <text:p text:style-name="P26">struktura projektu:</text:p>
      <text:list xml:id="list1912548064" text:style-name="L7">
        <text:list-item>
          <text:p text:style-name="P27">folder <text:span text:style-name="T10">include</text:span></text:p>
          <text:list>
            <text:list-item>
              <text:p text:style-name="P29">Human.hpp – plik zawierający prototyp klasy Human </text:p>
            </text:list-item>
            <text:list-item>
              <text:p text:style-name="P29">Student.hpp - plik zawierający prototyp klasy Student <text:s/></text:p>
            </text:list-item>
            <text:list-item>
              <text:p text:style-name="P29">Teacher.hpp - plik zawierający prototyp klasy Teacher</text:p>
            </text:list-item>
            <text:list-item>
              <text:p text:style-name="P29">Subject.hpp - plik zawierający prototyp klasy Subject oraz definicję <text:span text:style-name="T13">metod tej klasy</text:span> </text:p>
            </text:list-item>
            <text:list-item>
              <text:p text:style-name="P29"><text:soft-page-break/>functions.hpp – <text:span text:style-name="T13">zawiera definicje funkcji </text:span><text:span text:style-name="T11">menu</text:span></text:p>
            </text:list-item>
          </text:list>
        </text:list-item>
        <text:list-item>
          <text:p text:style-name="P27">folder <text:span text:style-name="T10">src</text:span></text:p>
          <text:list>
            <text:list-item>
              <text:p text:style-name="P27">Human.cpp – <text:span text:style-name="T13">zawiera definicje metod klasy Human</text:span></text:p>
            </text:list-item>
            <text:list-item>
              <text:p text:style-name="P28">Student.cpp - <text:span text:style-name="T13">zawiera definicje metod klasy Student</text:span></text:p>
            </text:list-item>
            <text:list-item>
              <text:p text:style-name="P28">Teacher.cpp - <text:span text:style-name="T13">zawiera definicje metod klasy Teacher</text:span></text:p>
            </text:list-item>
            <text:list-item>
              <text:p text:style-name="P28">functions.cpp - <text:span text:style-name="T13">zawiera definicje funckji </text:span><text:span text:style-name="T11">menu </text:span><text:span text:style-name="T12">obsługującą interfejs użytkownika</text:span></text:p>
            </text:list-item>
            <text:list-item>
              <text:p text:style-name="P27">main.cpp – <text:span text:style-name="T14">zawiera funkcję main</text:span></text:p>
            </text:list-item>
          </text:list>
        </text:list-item>
        <text:list-item>
          <text:p text:style-name="P27">folder test</text:p>
          <text:list>
            <text:list-item>
              <text:p text:style-name="P27">test.cpp – <text:span text:style-name="T15">zawiera testy klasy Student</text:span></text:p>
            </text:list-item>
          </text:list>
        </text:list-item>
      </text:list>
      <text:p text:style-name="P5"/>
      <text:p text:style-name="P30">Działanie programu:</text:p>
      <text:p text:style-name="P30"/>
      <text:p text:style-name="P5"><text:span text:style-name="T15">P</text:span>o uruchomieniu programu tworzony jest obiekt klasy Subject, następnie wyświetlane jest menu pozwalające wybrać jedną z 9 opcji:</text:p>
      <text:list xml:id="list3018726769" text:style-name="L6">
        <text:list-item>
          <text:p text:style-name="P22">ustawienie języka </text:p>
        </text:list-item>
        <text:list-item>
          <text:p text:style-name="P22">dodanie studenta</text:p>
        </text:list-item>
        <text:list-item>
          <text:p text:style-name="P22">ustawienie danych nauczyciela</text:p>
        </text:list-item>
        <text:list-item>
          <text:p text:style-name="P22">wypisanie języka</text:p>
        </text:list-item>
        <text:list-item>
          <text:p text:style-name="P22">wypisanie danych nauczyciela</text:p>
        </text:list-item>
        <text:list-item>
          <text:p text:style-name="P22">wypisanie listę studentów</text:p>
        </text:list-item>
        <text:list-item>
          <text:p text:style-name="P22">zwiększenie IQ wszystkich studentów</text:p>
        </text:list-item>
        <text:list-item>
          <text:p text:style-name="P22">wypisanie liczby studentów</text:p>
        </text:list-item>
        <text:list-item>
          <text:p text:style-name="P22">wyłączenie programu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20:34:11.598718079</meta:creation-date>
    <dc:date>2019-05-18T18:40:15.047612403</dc:date>
    <meta:editing-duration>PT35M3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324" meta:character-count="2166" meta:non-whitespace-character-count="1941"/>
  </office:meta>
</office:document-meta>
</file>